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gradient" draw:fill-gradient-name="Blank_20_with_20_Gray" draw:gradient-step-count="0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size-complex="32pt"/>
    </style:style>
    <style:style style:name="P2" style:family="paragraph">
      <loext:graphic-properties draw:fill-color="#ffffff"/>
      <style:text-properties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סרביה</text:p>
          </draw:text-box>
        </draw:frame>
        <draw:frame presentation:style-name="pr2" draw:text-style-name="P2" draw:layer="layout" svg:width="25.191cm" svg:height="9.133cm" svg:x="1.399cm" svg:y="3.684cm" presentation:class="subtitle" presentation:user-transformed="true">
          <draw:text-box>
            <text:p text:style-name="P1">מגישים: רואי אלחרר,אריאל הצואל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draw:frame presentation:style-name="pr4" draw:layer="layout" svg:width="25.191cm" svg:height="2.629cm" svg:x="1.399cm" svg:y="0.627cm" presentation:class="title" presentation:user-transformed="true">
          <draw:text-box>
            <text:p>תקציר הסיפור</text:p>
          </draw:text-box>
        </draw:frame>
        <draw:frame presentation:style-name="pr5" draw:text-style-name="P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4">מלך הסלבים ביקש מבנו להביא לו סוס קסם. נסיך הסרבים אסף אנשי חיל חמשת האנשים הכי טובים בכל סרביה 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 xml:id="id3" draw:id="id3">
        <office:forms form:automatic-focus="false" form:apply-design-mode="false"/>
        <draw:frame presentation:style-name="pr4" draw:text-style-name="P6" draw:layer="layout" svg:width="25.191cm" svg:height="2.629cm" svg:x="1.399cm" svg:y="0.627cm" presentation:class="title" presentation:user-transformed="true">
          <draw:text-box>
            <text:p text:style-name="P6">גיבורי העלילה</text:p>
          </draw:text-box>
        </draw:frame>
        <draw:frame presentation:style-name="pr5" draw:text-style-name="P6" draw:layer="layout" svg:width="25.191cm" svg:height="9.133cm" svg:x="1.905cm" svg:y="3.81cm" presentation:class="outline" presentation:user-transformed="true">
          <draw:text-box>
            <text:list text:style-name="L3">
              <text:list-item>
                <text:p text:style-name="P6"><text:s text:c="2"/><text:span text:style-name="T1">מילוש אוביליץ' -</text:span><text:span text:style-name="T2"> <text:s/>מת ב-</text:span><text:span text:style-name="T2">1389</text:span><text:span text:style-name="T2">, היה אביר בשירותו של הנסיך </text:span><text:span text:style-name="T2">לאזאר של סרביה. מילוש נחשב לגיבור לאומי סרבי, ועיקר פרסומו </text:span><text:span text:style-name="T2">בפעולותיו בקרב קוסובו</text:span>. </text:p>
              </text:list-item>
              <text:list-item>
                <text:p text:style-name="P7"><text:span text:style-name="T3"><text:s text:c="3"/></text:span><text:span text:style-name="T4">בן של מלך הסלבים - </text:span><text:span text:style-name="T5">ראש הצוות שחיפש את סוס הקסם לשם כך ציווה </text:span><text:span text:style-name="T5">לבנות ספינה, בחר את חמשת האמיצים שברעיו והפליג עימם למרחב הפתוח</text:span><text:span text:style-name="T3"> 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0T13:39:34.938492708</meta:creation-date>
    <dc:date>2021-12-20T14:02:34.344155848</dc:date>
    <meta:editing-duration>PT10M2S</meta:editing-duration>
    <meta:editing-cycles>1</meta:editing-cycles>
    <meta:document-statistic meta:object-count="33"/>
    <meta:generator>LibreOffice/7.2.4.1$Linux_X86_64 LibreOffice_project/20$Build-1</meta:generator>
  </office:meta>
</office:document-meta>
</file>